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30_14-40-38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30_16-08-03_000.jpg</text:p>
          </table:table-cell>
          <table:table-cell table:style-name="ce25" office:value-type="string">
            <text:p>:PHOTO 面白いもの / @自宅：自室：入口 / 記録用 / 光が差している：扉に光が落ちている,time=夕方近く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PHOTO 面白いもの / @自宅：自室：入口 / 記録用 / 光が差している：扉に光が落ちている,time=夕方近く">
            <text:p>:PHOTO 面白いもの / @自宅：自室：入口 / 記録用 / 光が差している：扉に光が落ちている,time=夕方近く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30_20-59-27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31_00-06-12_000.jpg</text:p>
          </table:table-cell>
          <table:table-cell table:style-name="ce25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8"/>
          <table:table-cell table:style-name="ce4"/>
          <table:table-cell table:style-name="ce4" office:value-type="string">
            <text:p>N-35-35-28.573608 E-139-34-48.940429</text:p>
          </table:table-cell>
          <table:table-cell table:style-name="ce34" table:formula="of:=IF([.E5]=&quot;&quot;;[.C5];CONCATENATE([.C5];&quot; / &quot;;[.E5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31_00-06-30_000.jpg</text:p>
          </table:table-cell>
          <table:table-cell table:style-name="ce25" office:value-type="string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16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スペアミント：１パック；liquor=麦焼酎:200ml,time=1227-0108,container=silver-cap,other=~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31_00-07-10_000.jpg</text:p>
          </table:table-cell>
          <table:table-cell table:style-name="ce18" office:value-type="string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16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エゴマ：１パック；liquor=麦焼酎：250ml,time=1229-0022,container=silver-cap:medium / type=通常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31_00-08-18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73608 E-139-34-48.940429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31_00-09-03_000.jpg</text:p>
          </table:table-cell>
          <table:table-cell table:style-name="ce19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31_02-07-22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31_02-07-29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31_02-08-33_000.jpg</text:p>
          </table:table-cell>
          <table:table-cell table:style-name="ce17" office:value-type="string">
            <text:p>:PHOTO 記録 / 文書 / 時刻：アダルト視聴：開始～アダルト視聴：終了</text:p>
          </table:table-cell>
          <table:table-cell table:style-name="ce16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PHOTO 記録 / 文書 / 時刻：アダルト視聴：開始～アダルト視聴：終了">
            <text:p>:PHOTO 記録 / 文書 / 時刻：アダルト視聴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31_06-13-46_000.jpg</text:p>
          </table:table-cell>
          <table:table-cell table:style-name="ce19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4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2-31_11-29-45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2-31_11-33-49_000.jpg</text:p>
          </table:table-cell>
          <table:table-cell table:style-name="ce18" office:value-type="string">
            <text:p>:m RES 1*1 / free# JVEMV6 68#A.1_3 / 68. theoretical-physics(tp) / A.1. mathematics / topics=多様体；位相空間,w:半空間；座標近傍；Nの境界；境界のあるm次元位相多様体,other=~;think~ / N+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5]=&quot;&quot;;[.C15];CONCATENATE([.C15];&quot; / &quot;;[.E15]))" office:value-type="string" office:string-value=":m RES 1*1 / free# JVEMV6 68#A.1_3 / 68. theoretical-physics(tp) / A.1. mathematics / topics=多様体；位相空間,w:半空間；座標近傍；Nの境界；境界のあるm次元位相多様体,other=~;think~ / N+">
            <text:p>:m RES 1*1 / free# JVEMV6 68#A.1_3 / 68. theoretical-physics(tp) / A.1. mathematics / topics=多様体；位相空間,w:半空間；座標近傍；Nの境界；境界のあるm次元位相多様体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2-31_11-34-23_000.jpg</text:p>
          </table:table-cell>
          <table:table-cell table:style-name="ce8" office:value-type="string">
            <text:p>:m :尺八,shakuhachi 1-2*2 / session-memo / topic=half-notes;口の形他：仕様のデータ,for=oct-2:h-1~4;oct-1:h-1~3h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6]=&quot;&quot;;[.C16];CONCATENATE([.C16];&quot; / &quot;;[.E16]))" office:value-type="string" office:string-value=":m :尺八,shakuhachi 1-2*2 / session-memo / topic=half-notes;口の形他：仕様のデータ,for=oct-2:h-1~4;oct-1:h-1~3h">
            <text:p>:m :尺八,shakuhachi 1-2*2 / session-memo / topic=half-notes;口の形他：仕様のデータ,for=oct-2:h-1~4;oct-1:h-1~3h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2-31_11-34-46_000.jpg</text:p>
          </table:table-cell>
          <table:table-cell table:style-name="ce8" office:value-type="string">
            <text:p>:m :篠笛,shinobue 1-2*2 / session-memo / topic=oct-1-oct-2を出す際の、筋肉の動きについて,for=oct-1;oct-2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7]=&quot;&quot;;[.C17];CONCATENATE([.C17];&quot; / &quot;;[.E17]))" office:value-type="string" office:string-value=":m :篠笛,shinobue 1-2*2 / session-memo / topic=oct-1-oct-2を出す際の、筋肉の動きについて,for=oct-1;oct-2">
            <text:p>:m :篠笛,shinobue 1-2*2 / session-memo / topic=oct-1-oct-2を出す際の、筋肉の動きについて,for=oct-1;oct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2-31_11-35-03_000.jpg</text:p>
          </table:table-cell>
          <table:table-cell table:style-name="ce8" office:value-type="string">
            <text:p>:m :plan / やること：新年 / for=続けること、新年も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8]=&quot;&quot;;[.C18];CONCATENATE([.C18];&quot; / &quot;;[.E18]))" office:value-type="string" office:string-value=":m :plan / やること：新年 / for=続けること、新年も">
            <text:p>:m :plan / やること：新年 / for=続けること、新年も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2-31_12-22-12_000.jpg</text:p>
          </table:table-cell>
          <table:table-cell table:style-name="ce8" office:value-type="string">
            <text:p>:m :plan / やめること：新年 / target=メモ付作業、今のやり方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19]=&quot;&quot;;[.C19];CONCATENATE([.C19];&quot; / &quot;;[.E19]))" office:value-type="string" office:string-value=":m :plan / やめること：新年 / target=メモ付作業、今のやり方">
            <text:p>:m :plan / やめること：新年 / target=メモ付作業、今のやり方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2020-12-31_12-28-28_000.jpg</text:p>
          </table:table-cell>
          <table:table-cell table:style-name="ce8" office:value-type="string">
            <text:p>:m :lets / やること：新年 / 各月の終わりに、ふり返り</text:p>
          </table:table-cell>
          <table:table-cell table:style-name="ce18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4" table:formula="of:=IF([.E20]=&quot;&quot;;[.C20];CONCATENATE([.C20];&quot; / &quot;;[.E20]))" office:value-type="string" office:string-value=":m :lets / やること：新年 / 各月の終わりに、ふり返り">
            <text:p>:m :lets / やること：新年 / 各月の終わりに、ふり返り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30_21-04-37_000.mid</text:p>
          </table:table-cell>
          <table:table-cell table:style-name="ce8" office:value-type="string">
            <text:p>:in-mid / app=perfect-piano / 演奏、play / id-2020-1230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in-mid / app=perfect-piano / 演奏、play / id-2020-1230-1 / category=melody,inst=~,for=~,genre=~">
            <text:p>:in-mid / app=perfect-piano / 演奏、play / id-2020-1230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1">2020/12/31</text:date>, <text:time>17:0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31T17:00:33.61</dc:date>
    <dc:creator>iwabuchi ken</dc:creator>
    <meta:editing-duration>P29DT21H45M29S</meta:editing-duration>
    <meta:editing-cycles>11133</meta:editing-cycles>
    <meta:document-statistic meta:table-count="1" meta:cell-count="475" meta:object-count="0"/>
  </office:meta>
</office:document-meta>
</file>